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CEF0D14F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revision_5f_history" style:display-name="revision_history" style:family="table">
      <style:table-properties style:width="16.499cm" fo:margin-left="1.251cm" fo:margin-right="1.251cm" table:align="margins"/>
    </style:style>
    <style:style style:name="revision_5f_history.A" style:display-name="revision_history.A" style:family="table-column">
      <style:table-column-properties style:column-width="2.503cm" style:rel-column-width="9940*"/>
    </style:style>
    <style:style style:name="revision_5f_history.D" style:display-name="revision_history.D" style:family="table-column">
      <style:table-column-properties style:column-width="8.992cm" style:rel-column-width="35715*"/>
    </style:style>
    <style:style style:name="revision_5f_history.A1" style:display-name="revision_history.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revision_5f_history.B1" style:display-name="revision_history.B1" style:family="table-cell">
      <style:table-cell-properties style:border-line-width-top="0.002cm 0.035cm 0.002cm" style:border-line-width-bottom="0.002cm 0.035cm 0.002cm" fo:padding="0.097cm" fo:border-left="0.002cm solid #000000" fo:border-right="none" fo:border-top="0.039cm double #000000" fo:border-bottom="0.039cm double #000000"/>
    </style:style>
    <style:style style:name="revision_5f_history.D1" style:display-name="revision_history.D1" style:family="table-cell">
      <style:table-cell-properties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style>
    <style:style style:name="revision_5f_history.A2" style:display-name="revision_history.A2" style:family="table-cell">
      <style:table-cell-properties style:border-line-width-left="0.002cm 0.035cm 0.002cm" fo:padding="0.097cm" fo:border-left="0.039cm double #000000" fo:border-right="none" fo:border-top="none" fo:border-bottom="0.002cm solid #000000"/>
    </style:style>
    <style:style style:name="revision_5f_history.B2" style:display-name="revision_history.B2" style:family="table-cell">
      <style:table-cell-properties fo:padding="0.097cm" fo:border-left="0.002cm solid #000000" fo:border-right="none" fo:border-top="none" fo:border-bottom="0.002cm solid #000000"/>
    </style:style>
    <style:style style:name="revision_5f_history.D2" style:display-name="revision_history.D2" style:family="table-cell">
      <style:table-cell-properties style:border-line-width-right="0.002cm 0.035cm 0.002cm" fo:padding="0.097cm" fo:border-left="0.002cm solid #000000" fo:border-right="0.039cm double #000000" fo:border-top="none" fo:border-bottom="0.002cm solid #000000"/>
    </style:style>
    <style:style style:name="revision_5f_history.A16" style:display-name="revision_history.A16"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revision_5f_history.B16" style:display-name="revision_history.B16" style:family="table-cell">
      <style:table-cell-properties style:border-line-width-bottom="0.002cm 0.035cm 0.002cm" fo:padding="0.097cm" fo:border-left="0.002cm solid #000000" fo:border-right="none" fo:border-top="none" fo:border-bottom="0.039cm double #000000"/>
    </style:style>
    <style:style style:name="revision_5f_history.D16" style:display-name="revision_history.D16"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au1" style:family="table">
      <style:table-properties style:width="17cm" fo:margin-left="1cm" fo:margin-right="1cm" table:align="margins"/>
    </style:style>
    <style:style style:name="Tableau1.A" style:family="table-column">
      <style:table-column-properties style:column-width="2.499cm" style:rel-column-width="9637*"/>
    </style:style>
    <style:style style:name="Tableau1.B" style:family="table-column">
      <style:table-column-properties style:column-width="2.503cm" style:rel-column-width="9651*"/>
    </style:style>
    <style:style style:name="Tableau1.E" style:family="table-column">
      <style:table-column-properties style:column-width="6.99cm" style:rel-column-width="2694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error_5f_codes" style:display-name="error_codes" style:family="table">
      <style:table-properties style:width="18cm" fo:margin-left="0.499cm" fo:margin-right="0.501cm" table:align="margins"/>
    </style:style>
    <style:style style:name="error_5f_codes.A" style:display-name="error_codes.A" style:family="table-column">
      <style:table-column-properties style:column-width="7.698cm" style:rel-column-width="28027*"/>
    </style:style>
    <style:style style:name="error_5f_codes.B" style:display-name="error_codes.B" style:family="table-column">
      <style:table-column-properties style:column-width="10.303cm" style:rel-column-width="37508*"/>
    </style:style>
    <style:style style:name="error_5f_codes.A1" style:display-name="error_codes.A1" style:family="table-cell">
      <style:table-cell-properties fo:padding="0.097cm" fo:border-left="0.002cm solid #000000" fo:border-right="none" fo:border-top="0.002cm solid #000000" fo:border-bottom="0.002cm solid #000000"/>
    </style:style>
    <style:style style:name="error_5f_codes.B1" style:display-name="error_codes.B1" style:family="table-cell">
      <style:table-cell-properties fo:padding="0.097cm" fo:border="0.002cm solid #000000"/>
    </style:style>
    <style:style style:name="error_5f_codes.A2" style:display-name="error_codes.A2" style:family="table-cell">
      <style:table-cell-properties style:vertical-align="middle" fo:padding="0.097cm" fo:border-left="0.002cm solid #000000" fo:border-right="none" fo:border-top="none" fo:border-bottom="0.002cm solid #000000"/>
    </style:style>
    <style:style style:name="error_5f_codes.B2" style:display-name="error_codes.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24pt" style:font-size-asian="24pt" style:font-size-complex="24pt"/>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list-style-name="L2"/>
    <style:style style:name="P9"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Code_20_source">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Martel Linux Driver</text:p>
      <text:p text:style-name="P1">libmartel Documentation</text:p>
      <text:p text:style-name="Text_20_body"/>
      <text:p text:style-name="Text_20_body"/>
      <text:p text:style-name="Text_20_body"/>
      <text:p text:style-name="Text_20_body"/>
      <text:p text:style-name="P2"><text:a xlink:type="simple" xlink:href="http://www.martelinstruments.com/">http://www.martelinstruments.com</text:a></text:p>
      <text:p text:style-name="Text_20_body"/>
      <text:p text:style-name="Text_20_body"/>
      <text:p text:style-name="Text_20_body"/>
      <text:p text:style-name="Text_20_body"/>
      <text:p text:style-name="Copyright">Martel Instruments Ltd. reserves the right to make changes without notice to the product to improve reliability, function or design.</text:p>
      <text:p text:style-name="Copyright">Martel Instruments Ltd. does not assume any liability arising out of the application or use of the product or circuit described herein.</text:p>
      <text:p text:style-name="Text_20_body"/>
      <text:h text:style-name="P3" text:outline-level="1">Table of contents</text:h>
      <text:p text:style-name="Text_20_body"/>
      <text:table-of-content text:style-name="Sect1" text:protected="true" text:name="Table des matières1">
        <text:table-of-content-source text:outline-level="3">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able of contents<text:tab/>2</text:p>
          <text:p text:style-name="P4">2.Revision history<text:tab/>3</text:p>
          <text:p text:style-name="P4">3.Introduction<text:tab/>4</text:p>
          <text:p text:style-name="P5">3.1.Library interface design<text:tab/>4</text:p>
          <text:p text:style-name="P5">3.2.Basic sample<text:tab/>4</text:p>
          <text:p text:style-name="P4">4.Printer port URI<text:tab/>6</text:p>
          <text:p text:style-name="P4">5.Library functions<text:tab/>7</text:p>
          <text:p text:style-name="P5">5.1.Error handling<text:tab/>7</text:p>
          <text:p text:style-name="P5">5.2.Printer models database<text:tab/>7</text:p>
          <text:p text:style-name="P5">5.3.Printers port management<text:tab/>8</text:p>
          <text:p text:style-name="P5">5.4.Printers port operations<text:tab/>8</text:p>
          <text:p text:style-name="P6">5.4.1.Serial port specific operations<text:tab/>10</text:p>
          <text:p text:style-name="P6">5.4.2.Parallel port specific operations<text:tab/>11</text:p>
          <text:p text:style-name="P4">6.Library error codes<text:tab/>12</text:p>
        </text:index-body>
      </text:table-of-content>
      <text:p text:style-name="Text_20_body"/>
      <text:p text:style-name="Text_20_body"/>
      <text:p text:style-name="Text_20_body"/>
      <text:p text:style-name="Text_20_body"/>
      <text:h text:style-name="P3" text:outline-level="1">Revision history</text:h>
      <text:p text:style-name="Text_20_body"/>
      <table:table table:name="revision_history" table:style-name="revision_5f_history">
        <table:table-column table:style-name="revision_5f_history.A" table:number-columns-repeated="3"/>
        <table:table-column table:style-name="revision_5f_history.D"/>
        <table:table-header-rows>
          <table:table-row>
            <table:table-cell table:style-name="revision_5f_history.A1" office:value-type="string">
              <text:p text:style-name="Table_20_Heading">Rev.</text:p>
            </table:table-cell>
            <table:table-cell table:style-name="revision_5f_history.B1" office:value-type="string">
              <text:p text:style-name="Table_20_Heading">Date</text:p>
            </table:table-cell>
            <table:table-cell table:style-name="revision_5f_history.B1" office:value-type="string">
              <text:p text:style-name="Table_20_Heading">Page</text:p>
            </table:table-cell>
            <table:table-cell table:style-name="revision_5f_history.D1" office:value-type="string">
              <text:p text:style-name="Table_20_Heading">Revision item</text:p>
            </table:table-cell>
          </table:table-row>
        </table:table-header-rows>
        <table:table-row>
          <table:table-cell table:style-name="revision_5f_history.A2" office:value-type="string">
            <text:p text:style-name="P7">A</text:p>
          </table:table-cell>
          <table:table-cell table:style-name="revision_5f_history.B2" office:value-type="string">
            <text:p text:style-name="P7">28-Jul-2006</text:p>
          </table:table-cell>
          <table:table-cell table:style-name="revision_5f_history.B2" office:value-type="string">
            <text:p text:style-name="P7">-</text:p>
          </table:table-cell>
          <table:table-cell table:style-name="revision_5f_history.D2" office:value-type="string">
            <text:p text:style-name="Table_20_Contents">First issue</text:p>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text:p>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16" office:value-type="string">
            <text:p text:style-name="P7"/>
          </table:table-cell>
          <table:table-cell table:style-name="revision_5f_history.B16" office:value-type="string">
            <text:p text:style-name="P7"/>
          </table:table-cell>
          <table:table-cell table:style-name="revision_5f_history.B16" office:value-type="string">
            <text:p text:style-name="P7"/>
          </table:table-cell>
          <table:table-cell table:style-name="revision_5f_history.D16" office:value-type="string">
            <text:p text:style-name="Table_20_Contents"/>
          </table:table-cell>
        </table:table-row>
      </table:table>
      <text:p text:style-name="Text_20_body"/>
      <text:p text:style-name="Text_20_body"/>
      <text:h text:style-name="P3" text:outline-level="1">Introduction</text:h>
      <text:p text:style-name="Text_20_body"/>
      <text:p text:style-name="Text_20_body">The Martel library provides a standard interface to communicate with Martel printers, regardless of the actual communication port type. The Martel library is a low-level library which basically provides open, close, read from and write to communication ports functionalities. Additionnal function to deal with Martel printer models and printer command sets are also provided.</text:p>
      <text:p text:style-name="Text_20_body"/>
      <text:p text:style-name="Text_20_body">While the Martel library is used primarily by the Martel CUPS driver, users might also use the Martel library directly. The Martel library gives greater control on the communication with printers, and can speed up the writing of user applications by providing reliable and tested functions.</text:p>
      <text:p text:style-name="Text_20_body"/>
      <text:h text:style-name="Heading_20_2" text:outline-level="2">Library interface design</text:h>
      <text:p text:style-name="Text_20_body"/>
      <text:p text:style-name="Text_20_body">Only one single header file needs to be included to use the Martel library.</text:p>
      <text:p text:style-name="Text_20_body"/>
      <text:p text:style-name="Code_20_source">#include &lt;martel/martel.h&gt;</text:p>
      <text:p text:style-name="Text_20_body"/>
      <text:p text:style-name="Text_20_body">Also do not forget to link with the library by passing option <text:span text:style-name="Code_20_source">-lmartel</text:span> to the linker.</text:p>
      <text:p text:style-name="Text_20_body"/>
      <text:p text:style-name="Text_20_body">Every type, every function of the Martel library is named after the format <text:span text:style-name="Code_20_source">martel_xxx</text:span>. This reduces the risk of name conflicts within a single program.</text:p>
      <text:p text:style-name="Text_20_body"/>
      <text:p text:style-name="Code_20_source">errnum = martel_get_error(port);</text:p>
      <text:p text:style-name="Code_20_source">errnum = martel_open(port);</text:p>
      <text:p text:style-name="Text_20_body"/>
      <text:p text:style-name="Text_20_body">Most functions return a single integer. Positive values have a meaning specific to each function, negative values indicate an error. Refer to library error codes section for a description of each error code.</text:p>
      <text:p text:style-name="Text_20_body"/>
      <text:p text:style-name="Code_20_source">if ((errnum = martel_write(port,buf,size))&lt;0) {</text:p>
      <text:p text:style-name="Code_20_source"><text:s text:c="4"/>if (errnum==MARTEL_PORT_NOT_OPEN) {</text:p>
      <text:p text:style-name="Code_20_source"><text:s text:c="8"/>fprintf(stderr,"Oops it seems someone forgot to open the port...\n");</text:p>
      <text:p text:style-name="Code_20_source"><text:s text:c="4"/>}</text:p>
      <text:p text:style-name="Code_20_source"><text:s text:c="4"/>else {</text:p>
      <text:p text:style-name="Code_20_source"><text:s text:c="8"/>fprintf(stderr,"Unknown error!\n");</text:p>
      <text:p text:style-name="Code_20_source"><text:s text:c="4"/>}</text:p>
      <text:p text:style-name="Code_20_source">}</text:p>
      <text:p text:style-name="Text_20_body"/>
      <text:h text:style-name="Heading_20_2" text:outline-level="2">Basic sample</text:h>
      <text:p text:style-name="Text_20_body"/>
      <text:p text:style-name="Text_20_body">The Martel library can be used to build quick sample programs as well as full-featured applications. The following program is an example of a simple application. To keep code simple, this program does not perform error checking.</text:p>
      <text:p text:style-name="Text_20_body"/>
      <text:p text:style-name="Code_20_source">#include &lt;stdio.h&gt;</text:p>
      <text:p text:style-name="Code_20_source"/>
      <text:p text:style-name="Code_20_source">#include &lt;martel/martel.h&gt;</text:p>
      <text:p text:style-name="Code_20_source"/>
      <text:p text:style-name="Code_20_source">static const char ticket[] = "Hello world!\n";</text:p>
      <text:p text:style-name="Code_20_source"/>
      <text:p text:style-name="Code_20_source">int main(int argc,char** argv)</text:p>
      <text:p text:style-name="Code_20_source">{</text:p>
      <text:p text:style-name="Code_20_source"><text:s text:c="8"/>void *port;</text:p>
      <text:p text:style-name="Code_20_source"><text:s text:c="8"/>int errnum;</text:p>
      <text:p text:style-name="Code_20_source"><text:s text:c="8"/></text:p>
      <text:p text:style-name="Code_20_source"><text:s text:c="8"/>/* create communication port from URI */</text:p>
      <text:p text:style-name="Code_20_source"><text:s text:c="8"/>port = martel_create_port(argv[1]);</text:p>
      <text:p text:style-name="Code_20_source"/>
      <text:p text:style-name="Code_20_source"><text:s text:c="8"/>/* open communication port */</text:p>
      <text:p text:style-name="Code_20_source"><text:s text:c="8"/>errnum = martel_open(port);</text:p>
      <text:p text:style-name="Code_20_source"/>
      <text:p text:style-name="Code_20_source"><text:s text:c="8"/>/* write to communication port */</text:p>
      <text:p text:style-name="Code_20_source"><text:s text:c="8"/>errnum = martel_write(port,ticket,sizeof(ticket)-1);</text:p>
      <text:p text:style-name="Code_20_source"><text:s text:c="8"/></text:p>
      <text:p text:style-name="Code_20_source"><text:s text:c="8"/>/* close communication port */</text:p>
      <text:p text:style-name="Code_20_source"><text:s text:c="8"/>errnum = martel_close(port);</text:p>
      <text:p text:style-name="Code_20_source"/>
      <text:p text:style-name="Code_20_source"><text:s text:c="8"/>/* destroy communication port */</text:p>
      <text:p text:style-name="Code_20_source"><text:s text:c="8"/>errnum = martel_destroy_port(port);</text:p>
      <text:p text:style-name="Code_20_source"/>
      <text:p text:style-name="Code_20_source"><text:s text:c="8"/>return 0;</text:p>
      <text:p text:style-name="Code_20_source">}</text:p>
      <text:p text:style-name="Text_20_body"/>
      <text:p text:style-name="Text_20_body">This sample, as well as others, is available in the source samples directory:</text:p>
      <text:p text:style-name="Text_20_body"/>
      <text:list text:style-name="L2">
        <text:list-item>
          <text:p text:style-name="P8"><text:span text:style-name="Code_20_source">src/sample/sample1.c</text:span>: basic sample program using <text:span text:style-name="Code_20_source">libmartel</text:span>;</text:p>
        </text:list-item>
        <text:list-item>
          <text:p text:style-name="P8"><text:span text:style-name="Code_20_source">src/sample/sample2.c</text:span>: basic sample program using <text:span text:style-name="Code_20_source">libmartel</text:span> and including error checking.</text:p>
        </text:list-item>
      </text:list>
      <text:p text:style-name="Text_20_body"/>
      <text:p text:style-name="Text_20_body"/>
      <text:p text:style-name="Text_20_body"/>
      <text:h text:style-name="P3" text:outline-level="1">Printer port URI</text:h>
      <text:p text:style-name="Text_20_body"/>
      <text:p text:style-name="Text_20_body">Printer ports are identified within the Martel Library by their Uniform Resource Identifier (URI). A printer port URI describes the device file name, port type and port configuration of a printer port. A printer port URI is a string of the following format.</text:p>
      <text:p text:style-name="Text_20_body"/>
      <text:p text:style-name="Code_20_source">martel:<text:span text:style-name="T1">device_file_name</text:span>?<text:span text:style-name="T1">key1</text:span>=<text:span text:style-name="T1">value1</text:span>+<text:span text:style-name="T1">key2</text:span>=<text:span text:style-name="T1">value2</text:span>...</text:p>
      <text:p text:style-name="Text_20_body"/>
      <text:p text:style-name="Text_20_body">Here are some examples of port URI for serial and parallelprinter ports.</text:p>
      <text:p text:style-name="Text_20_body"/>
      <text:p text:style-name="Code_20_source">martel:/dev/ttyS0?type=serial+baudrate=9600+handshake=rtscts</text:p>
      <text:p text:style-name="Code_20_source">martel:/dev/parport0?type=parallel+mode=irq</text:p>
      <text:p text:style-name="Text_20_body"/>
      <text:p text:style-name="Text_20_body">The set of <text:span text:style-name="T1">key = value</text:span><text:span text:style-name="T2"> options after the question mark describes port configuration. These options can be written in any order. Option key </text:span><text:span text:style-name="T3">type</text:span><text:span text:style-name="T2"> is mandatory, as it defines the type of printer port.</text:span></text:p>
      <text:p text:style-name="Text_20_body"/>
      <table:table table:name="Tableau1" table:style-name="Tableau1">
        <table:table-column table:style-name="Tableau1.A"/>
        <table:table-column table:style-name="Tableau1.B" table:number-columns-repeated="3"/>
        <table:table-column table:style-name="Tableau1.E"/>
        <table:table-header-rows>
          <table:table-row>
            <table:table-cell table:style-name="Tableau1.A1" office:value-type="string">
              <text:p text:style-name="Table_20_Heading">Key</text:p>
            </table:table-cell>
            <table:table-cell table:style-name="Tableau1.A1" office:value-type="string">
              <text:p text:style-name="Table_20_Heading">Applicable port type</text:p>
            </table:table-cell>
            <table:table-cell table:style-name="Tableau1.A1" office:value-type="string">
              <text:p text:style-name="Table_20_Heading">Default value</text:p>
            </table:table-cell>
            <table:table-cell table:style-name="Tableau1.A1" office:value-type="string">
              <text:p text:style-name="Table_20_Heading">Allowed values</text:p>
            </table:table-cell>
            <table:table-cell table:style-name="Tableau1.E1" office:value-type="string">
              <text:p text:style-name="Table_20_Heading">Description</text:p>
            </table:table-cell>
          </table:table-row>
        </table:table-header-rows>
        <table:table-row>
          <table:table-cell table:style-name="Tableau1.A2" office:value-type="string">
            <text:p text:style-name="P7">type</text:p>
          </table:table-cell>
          <table:table-cell table:style-name="Tableau1.A2" office:value-type="string">
            <text:p text:style-name="P7">any</text:p>
          </table:table-cell>
          <table:table-cell table:style-name="Tableau1.A2" office:value-type="string">
            <text:p text:style-name="P7">none</text:p>
          </table:table-cell>
          <table:table-cell table:style-name="Tableau1.A2" office:value-type="string">
            <text:p text:style-name="P7">serial</text:p>
            <text:p text:style-name="P7">parallel</text:p>
          </table:table-cell>
          <table:table-cell table:style-name="Tableau1.E2" office:value-type="string">
            <text:p text:style-name="Table_20_Contents">Define type of printer port.</text:p>
          </table:table-cell>
        </table:table-row>
        <table:table-row>
          <table:table-cell table:style-name="Tableau1.A2" office:value-type="string">
            <text:p text:style-name="P7">baudrate</text:p>
          </table:table-cell>
          <table:table-cell table:style-name="Tableau1.A2" office:value-type="string">
            <text:p text:style-name="P7">serial</text:p>
          </table:table-cell>
          <table:table-cell table:style-name="Tableau1.A2" office:value-type="string">
            <text:p text:style-name="P7">9600</text:p>
          </table:table-cell>
          <table:table-cell table:style-name="Tableau1.A2" office:value-type="string">
            <text:p text:style-name="P7">1200</text:p>
            <text:p text:style-name="P7">2400</text:p>
            <text:p text:style-name="P7">4800</text:p>
            <text:p text:style-name="P7">9600</text:p>
            <text:p text:style-name="P7">19200</text:p>
          </table:table-cell>
          <table:table-cell table:style-name="Tableau1.E2" office:value-type="string">
            <text:p text:style-name="Table_20_Contents">Define default serial baudrate in bauds.</text:p>
          </table:table-cell>
        </table:table-row>
        <table:table-row>
          <table:table-cell table:style-name="Tableau1.A2" office:value-type="string">
            <text:p text:style-name="P7">handshake</text:p>
          </table:table-cell>
          <table:table-cell table:style-name="Tableau1.A2" office:value-type="string">
            <text:p text:style-name="P7">serial</text:p>
          </table:table-cell>
          <table:table-cell table:style-name="Tableau1.A2" office:value-type="string">
            <text:p text:style-name="P7">rtscts</text:p>
          </table:table-cell>
          <table:table-cell table:style-name="Tableau1.A2" office:value-type="string">
            <text:p text:style-name="P7">none</text:p>
            <text:p text:style-name="P7">rtscts</text:p>
            <text:p text:style-name="P7">xonxoff</text:p>
          </table:table-cell>
          <table:table-cell table:style-name="Tableau1.E2" office:value-type="string">
            <text:p text:style-name="Table_20_Contents">Define default serial handshake mode.</text:p>
          </table:table-cell>
        </table:table-row>
        <table:table-row>
          <table:table-cell table:style-name="Tableau1.A2" office:value-type="string">
            <text:p text:style-name="P7">mode</text:p>
          </table:table-cell>
          <table:table-cell table:style-name="Tableau1.A2" office:value-type="string">
            <text:p text:style-name="P7">parallel</text:p>
          </table:table-cell>
          <table:table-cell table:style-name="Tableau1.A2" office:value-type="string">
            <text:p text:style-name="P7">poll</text:p>
          </table:table-cell>
          <table:table-cell table:style-name="Tableau1.A2" office:value-type="string">
            <text:p text:style-name="P7">poll</text:p>
            <text:p text:style-name="P7">irq</text:p>
          </table:table-cell>
          <table:table-cell table:style-name="Tableau1.E2" office:value-type="string">
            <text:p text:style-name="Table_20_Contents">Define parallel write mode.</text:p>
          </table:table-cell>
        </table:table-row>
      </table:table>
      <text:p text:style-name="Text_20_body"/>
      <text:h text:style-name="Heading_20_2" text:outline-level="2"/>
      <text:h text:style-name="P3" text:outline-level="1">Library functions</text:h>
      <text:p text:style-name="Text_20_body"/>
      <text:h text:style-name="Heading_20_2" text:outline-level="2">Error handling</text:h>
      <text:p text:style-name="Text_20_body"/>
      <text:p text:style-name="Code_20_source">int martel_get_error(void *port)</text:p>
      <text:p text:style-name="Text_20_body"/>
      <text:p text:style-name="Text_20_body">Return the last error that occured on <text:span text:style-name="Code_20_source">port</text:span>.</text:p>
      <text:p text:style-name="Text_20_body"/>
      <text:p text:style-name="Code_20_source">const char *martel_strerror(int errnum)</text:p>
      <text:p text:style-name="Text_20_body"/>
      <text:p text:style-name="Text_20_body">Convert the numerical error code <text:span text:style-name="Code_20_source">errnum</text:span> to a human-readable string.</text:p>
      <text:p text:style-name="Text_20_body"/>
      <text:h text:style-name="Heading_20_2" text:outline-level="2">Printer models database</text:h>
      <text:p text:style-name="Text_20_body"/>
      <text:p text:style-name="Text_20_body">The Martel library stores information about the various Martel printer models and provides limited access to this database. Supported printer models are found in <text:span text:style-name="Code_20_source">martel/models.def</text:span>.</text:p>
      <text:p text:style-name="Text_20_body">A printer model refers to a specific printer reference within the Martel products range.</text:p>
      <text:p text:style-name="Text_20_body">A printer model type refers to a specific series of printers, such as MPP5510, MPC7810 or MCP8810 series. All models of a given type use the same command set and the format of their internal status is the same.</text:p>
      <text:p text:style-name="Text_20_body"/>
      <text:p text:style-name="Code_20_source">const char *martel_get_model_name(int model)</text:p>
      <text:p text:style-name="Text_20_body"/>
      <text:p text:style-name="Text_20_body">Return printable name of printer model.</text:p>
      <text:p text:style-name="Text_20_body"/>
      <text:p text:style-name="Code_20_source">int martel_get_model_type(int model)</text:p>
      <text:p text:style-name="Text_20_body"/>
      <text:p text:style-name="Text_20_body">Return type of printer model (one of <text:span text:style-name="Code_20_source">martel_model_type_t</text:span>).</text:p>
      <text:p text:style-name="Text_20_body"/>
      <text:p text:style-name="Code_20_source">int martel_get_model_width(int model)</text:p>
      <text:p text:style-name="Text_20_body"/>
      <text:p text:style-name="Text_20_body">Return dotline width in pixels of printer model.</text:p>
      <text:p text:style-name="Text_20_body"/>
      <text:p text:style-name="Code_20_source">int martel_decode_status(int type,const void *buf,int size,martel_status_t *status)</text:p>
      <text:p text:style-name="Text_20_body"/>
      <text:p text:style-name="Text_20_body">Decode internal status of printer into a standardized <text:span text:style-name="Code_20_source">martel_status_t</text:span> structure. Internal printer status is stored in buffer <text:span text:style-name="Code_20_source">buf</text:span> of <text:span text:style-name="Code_20_source">size</text:span> bytes. This function needs to know the type of printer model in order to interpret the status buffer. This function does not send commands to the printer to retrieve the actual status, it is the responsability of the application to retrieve the internal status of the printer by using the correct command. See each printer specification for more information.</text:p>
      <text:p text:style-name="Text_20_body"/>
      <text:h text:style-name="Heading_20_2" text:outline-level="2">Printers port management</text:h>
      <text:p text:style-name="Text_20_body"/>
      <text:p text:style-name="Text_20_body">All communication with printers are done using printer ports. A printer port defines the current configuration (port type, device file name) and state (open or closed) of a communication port.</text:p>
      <text:p text:style-name="Text_20_body"/>
      <text:p text:style-name="Code_20_source">void *martel_create_port(const char *uri)</text:p>
      <text:p text:style-name="Text_20_body"/>
      <text:p text:style-name="Text_20_body">Create a printer port from an URI.</text:p>
      <text:p text:style-name="Text_20_body"/>
      <text:p text:style-name="Code_20_source">void *martel_create_serial_port(const char *device)</text:p>
      <text:p text:style-name="Text_20_body"/>
      <text:p text:style-name="Text_20_body">Create a serial printer port from device file name and initialize serial settings to default values (9600 bauds, hardware RTS/CTS handshaking).</text:p>
      <text:p text:style-name="Text_20_body"/>
      <text:p text:style-name="Code_20_source">void *martel_create_parallel_port(const char *device)</text:p>
      <text:p text:style-name="Text_20_body"/>
      <text:p text:style-name="Text_20_body">Create a parallel printer port from device file name and initialize settings to default values (polling mode)..</text:p>
      <text:p text:style-name="Text_20_body"/>
      <text:p text:style-name="Code_20_source">int martel_destroy_port(void *port)</text:p>
      <text:p text:style-name="Text_20_body"/>
      <text:p text:style-name="Text_20_body">Destroy a printer port.</text:p>
      <text:p text:style-name="Text_20_body"/>
      <text:p text:style-name="Code_20_source">int martel_get_port_type(void *port)</text:p>
      <text:p text:style-name="Text_20_body"/>
      <text:p text:style-name="Text_20_body">Return the type of a printer port (one of <text:span text:style-name="Code_20_source">martel_port_type_t</text:span>).</text:p>
      <text:p text:style-name="Text_20_body"/>
      <text:p text:style-name="Code_20_source">int martel_get_port_uri(void *port,char *uri,int size)</text:p>
      <text:p text:style-name="Text_20_body"/>
      <text:p text:style-name="Text_20_body">Format a URI string from a printer port. This function writes the URI string in user-supplied <text:span text:style-name="Code_20_source">uri</text:span> buffer. This function does not write more than <text:span text:style-name="Code_20_source">size</text:span> characters (including trailing zero).</text:p>
      <text:p text:style-name="Text_20_body"/>
      <text:h text:style-name="Heading_20_2" text:outline-level="2">Printers port operations</text:h>
      <text:p text:style-name="Text_20_body"/>
      <text:p text:style-name="Text_20_body">Several operations can be performed on a printer port. Some of them require the port to be open, while others only perform port configuration. Depending on port type (set during the creation of the printer port), some specific operations may also be available.</text:p>
      <text:p text:style-name="Text_20_body"/>
      <text:p text:style-name="Code_20_source">int martel_open(void *port)</text:p>
      <text:p text:style-name="Text_20_body"/>
      <text:p text:style-name="Text_20_body">Open a printer port.</text:p>
      <text:p text:style-name="Text_20_body"/>
      <text:p text:style-name="Code_20_source">int martel_close(void *port)</text:p>
      <text:p text:style-name="Text_20_body"/>
      <text:p text:style-name="Text_20_body">Close a printer port..</text:p>
      <text:p text:style-name="Text_20_body"/>
      <text:p text:style-name="Code_20_source">int martel_write(void *port,const void *buf,int size)</text:p>
      <text:p text:style-name="Text_20_body"/>
      <text:p text:style-name="Text_20_body">Write <text:span text:style-name="Code_20_source">size</text:span> bytes of data to port. Data is stored in buffer <text:span text:style-name="Code_20_source">buf</text:span>.</text:p>
      <text:p text:style-name="Text_20_body">This function blocks until all data have been transmitted to the kernel buffer. This function also returns with <text:span text:style-name="Code_20_source">MARTEL_WRITE_TIMEOUT</text:span> if a write timeout has been set and timeout elapsed.</text:p>
      <text:p text:style-name="Text_20_body">This function does not guarantee that all data have been actually sent to the printer when the function returns. Instead, all data have been transmitted to the kernel, which might still be performing the write operation. This means that some data may still be pending in the kernel buffer. Use function <text:span text:style-name="Code_20_source">martel_sync()</text:span> to wait until all data have been transmitted to the printer.</text:p>
      <text:p text:style-name="Text_20_body"/>
      <text:p text:style-name="Code_20_source">int martel_write_rt(void *port,const void *buf,int size)</text:p>
      <text:p text:style-name="Text_20_body"/>
      <text:p text:style-name="Text_20_body">This function is similar to <text:span text:style-name="Code_20_source">martel_write()</text:span> but ignores any flow control condition. This function may be used to force sending data to the printer even if flow control line is asserted.</text:p>
      <text:p text:style-name="Text_20_body">This function is used in conjunction with real-time commands (for example, hardware reset cmd "ESC @").</text:p>
      <text:p text:style-name="Text_20_body"/>
      <text:p text:style-name="Code_20_source">int martel_read(void *port,void *buf,int size)</text:p>
      <text:p text:style-name="Text_20_body"/>
      <text:p text:style-name="Text_20_body">Read <text:span text:style-name="Code_20_source">size</text:span> bytes of data from port. Data is stored in buffer <text:span text:style-name="Code_20_source">buf</text:span>.</text:p>
      <text:p text:style-name="Text_20_body">This function blocks until all data have been read. This function also returns with <text:span text:style-name="Code_20_source">MARTEL_READ_TIMEOUT</text:span> if a read timeout has been set and timeout elapsed.</text:p>
      <text:p text:style-name="Text_20_body"/>
      <text:p text:style-name="Code_20_source">int martel_sync(void *port)</text:p>
      <text:p text:style-name="Text_20_body"/>
      <text:p text:style-name="Text_20_body">Wait until all data pending in output kernel buffer of printer port have been transmitted. This function also returns with <text:span text:style-name="Code_20_source">MARTEL_WRITE_TIMEOUT</text:span> if a write timeout has been set and timeout elapsed.</text:p>
      <text:p text:style-name="Text_20_body">This function can be used after an <text:span text:style-name="Code_20_source">martel_write()</text:span> operation to ensure that the printer actually received and processed a command.</text:p>
      <text:p text:style-name="Text_20_body"/>
      <text:p text:style-name="Code_20_source">int martel_flush(void *port)</text:p>
      <text:p text:style-name="Text_20_body"/>
      <text:p text:style-name="Text_20_body">Clear input and output kernel buffers.</text:p>
      <text:p text:style-name="Text_20_body"/>
      <text:p text:style-name="Code_20_source">int martel_gets(void *port,void *s,int size)</text:p>
      <text:p text:style-name="Text_20_body"/>
      <text:p text:style-name="Text_20_body">Read a null-terminated string from port. String is stored in user-supplied buffer <text:span text:style-name="Code_20_source">s</text:span>. This function does not write more than <text:span text:style-name="Code_20_source">size</text:span> bytes into string buffer (including trailing zero). If return code is <text:span text:style-name="Code_20_source">MARTEL_OK</text:span>, this function guarantees that string stored in buffer is always null-terminated.</text:p>
      <text:p text:style-name="Text_20_body"/>
      <text:p text:style-name="Code_20_source">int martel_set_write_timeout(void *port,int ms)</text:p>
      <text:p text:style-name="Text_20_body"/>
      <text:p text:style-name="Text_20_body">Set write timeout of a printer port to <text:span text:style-name="Code_20_source">ms</text:span> milliseconds. Setting write timeout to zero disables timeout functionality.</text:p>
      <text:p text:style-name="Text_20_body"/>
      <text:p text:style-name="Code_20_source">int martel_set_read_timeout(void *port,int ms)</text:p>
      <text:p text:style-name="Text_20_body"/>
      <text:p text:style-name="Text_20_body">Set read timeout of a printer port to <text:span text:style-name="Code_20_source">ms</text:span> milliseconds. Setting read timeout to zero disables timeout functionality.</text:p>
      <text:p text:style-name="Text_20_body"/>
      <text:h text:style-name="Heading_20_3" text:outline-level="3">Serial port specific operations</text:h>
      <text:p text:style-name="Text_20_body"/>
      <text:p text:style-name="Text_20_body">The following port operations are only available for serial printer ports. Performing these operations on port types other than serial will yield an <text:span text:style-name="Code_20_source">MARTEL_INVALID_PORT_TYPE</text:span> error.</text:p>
      <text:p text:style-name="Text_20_body"/>
      <text:p text:style-name="Code_20_source">int martel_serial_set_baudrate(void *port,int baudrate)</text:p>
      <text:p text:style-name="Text_20_body"/>
      <text:p text:style-name="Text_20_body">Set serial port baudrate (one of <text:span text:style-name="Code_20_source">martel_serial_baudrate_t</text:span>).</text:p>
      <text:p text:style-name="Text_20_body"/>
      <text:p text:style-name="Code_20_source">int martel_serial_set_handshake(void *port,int handshake)</text:p>
      <text:p text:style-name="Text_20_body"/>
      <text:p text:style-name="Text_20_body">Set serial port handshake mode (one of <text:span text:style-name="Code_20_source">martel_serial_handshake_t</text:span>).</text:p>
      <text:p text:style-name="Text_20_body"/>
      <text:p text:style-name="Code_20_source">int martel_serial_get_baudrate(void *port)</text:p>
      <text:p text:style-name="Text_20_body"/>
      <text:p text:style-name="Text_20_body">Return current serial port baudrate (one of <text:span text:style-name="Code_20_source">martel_serial_baudrate_t</text:span>).</text:p>
      <text:p text:style-name="Text_20_body"/>
      <text:p text:style-name="Code_20_source">int martel_serial_get_handshake(void *port)</text:p>
      <text:p text:style-name="Text_20_body"/>
      <text:p text:style-name="Text_20_body">Return current serial port handshake mode (one of <text:span text:style-name="Code_20_source">martel_serial_handshake_t</text:span>).</text:p>
      <text:p text:style-name="Text_20_body"/>
      <text:h text:style-name="Heading_20_3" text:outline-level="3">Parallel port specific operations</text:h>
      <text:p text:style-name="Text_20_body"/>
      <text:p text:style-name="Text_20_body">Parallel port can be written in IRQ or polling mode. IRQ mode is faster but requires that an IRQ hardware be attached to the parallel port. Polling is more compatible and works in all cases, but it requires much more processing time.</text:p>
      <text:p text:style-name="Text_20_body"/>
      <text:p text:style-name="Code_20_source">int martel_parallel_reset(void *port)</text:p>
      <text:p text:style-name="Text_20_body"/>
      <text:p text:style-name="Text_20_body">Reset printer device.</text:p>
      <text:p text:style-name="Text_20_body"/>
      <text:p text:style-name="Code_20_source">int martel_parallel_set_mode(void *port,int mode)</text:p>
      <text:p text:style-name="Text_20_body"/>
      <text:p text:style-name="Text_20_body">Set parallel write mode (one of <text:span text:style-name="Code_20_source">martel_parallel_mode_t</text:span>).</text:p>
      <text:p text:style-name="Text_20_body"/>
      <text:p text:style-name="Code_20_source">int martel_parallel_get_mode(void *port)</text:p>
      <text:p text:style-name="P9"/>
      <text:p text:style-name="Text_20_body"><text:span text:style-name="T2">Get parallel write mode (one of </text:span><text:span text:style-name="T3">martel_parallel_mode_t</text:span><text:span text:style-name="T2">).</text:span></text:p>
      <text:h text:style-name="P3" text:outline-level="1">Library error codes</text:h>
      <text:p text:style-name="Text_20_body"/>
      <text:p text:style-name="Text_20_body">Martel library error codes are negative integers, while zero indicates no error in most situations.</text:p>
      <text:p text:style-name="Text_20_body"/>
      <table:table table:name="error_codes" table:style-name="error_5f_codes">
        <table:table-column table:style-name="error_5f_codes.A"/>
        <table:table-column table:style-name="error_5f_codes.B"/>
        <table:table-header-rows>
          <table:table-row>
            <table:table-cell table:style-name="error_5f_codes.A1" office:value-type="string">
              <text:p text:style-name="Table_20_Heading">Error name</text:p>
            </table:table-cell>
            <table:table-cell table:style-name="error_5f_codes.B1" office:value-type="string">
              <text:p text:style-name="Table_20_Heading">Description</text:p>
            </table:table-cell>
          </table:table-row>
        </table:table-header-rows>
        <table:table-row>
          <table:table-cell table:style-name="error_5f_codes.A2" office:value-type="string">
            <text:p text:style-name="Table_20_Contents">MARTEL_OK</text:p>
          </table:table-cell>
          <table:table-cell table:style-name="error_5f_codes.B2" office:value-type="string">
            <text:p text:style-name="Table_20_Contents">Operation succeeded.</text:p>
          </table:table-cell>
        </table:table-row>
        <table:table-row>
          <table:table-cell table:style-name="error_5f_codes.A2" office:value-type="string">
            <text:p text:style-name="Table_20_Contents">MARTEL_NOT_IMPLEMENTED</text:p>
          </table:table-cell>
          <table:table-cell table:style-name="error_5f_codes.B2" office:value-type="string">
            <text:p text:style-name="Table_20_Contents">Operation is not implemented.</text:p>
          </table:table-cell>
        </table:table-row>
        <table:table-row>
          <table:table-cell table:style-name="error_5f_codes.A2" office:value-type="string">
            <text:p text:style-name="Table_20_Contents">MARTEL_IO_ERROR</text:p>
          </table:table-cell>
          <table:table-cell table:style-name="error_5f_codes.B2" office:value-type="string">
            <text:p text:style-name="Table_20_Contents">A low-level system error occured while performing operation.</text:p>
          </table:table-cell>
        </table:table-row>
        <table:table-row>
          <table:table-cell table:style-name="error_5f_codes.A2" office:value-type="string">
            <text:p text:style-name="Table_20_Contents">MARTEL_INVALID_MODEL</text:p>
          </table:table-cell>
          <table:table-cell table:style-name="error_5f_codes.B2" office:value-type="string">
            <text:p text:style-name="Table_20_Contents">Model number is not valid (not in <text:span text:style-name="Code_20_source">models.def</text:span>).</text:p>
          </table:table-cell>
        </table:table-row>
        <table:table-row>
          <table:table-cell table:style-name="error_5f_codes.A2" office:value-type="string">
            <text:p text:style-name="Table_20_Contents">MARTEL_INVALID_MODEL_TYPE</text:p>
          </table:table-cell>
          <table:table-cell table:style-name="error_5f_codes.B2" office:value-type="string">
            <text:p text:style-name="Table_20_Contents">Model type is not valid (not in <text:span text:style-name="Code_20_source">martel_model_type_t</text:span>).</text:p>
          </table:table-cell>
        </table:table-row>
        <table:table-row>
          <table:table-cell table:style-name="error_5f_codes.A2" office:value-type="string">
            <text:p text:style-name="Table_20_Contents">MARTEL_INVALID_PORT</text:p>
          </table:table-cell>
          <table:table-cell table:style-name="error_5f_codes.B2" office:value-type="string">
            <text:p text:style-name="Table_20_Contents">Port structure is not valid.</text:p>
          </table:table-cell>
        </table:table-row>
        <table:table-row>
          <table:table-cell table:style-name="error_5f_codes.A2" office:value-type="string">
            <text:p text:style-name="Table_20_Contents">MARTEL_INVALID_PORT_TYPE</text:p>
          </table:table-cell>
          <table:table-cell table:style-name="error_5f_codes.B2" office:value-type="string">
            <text:p text:style-name="Table_20_Contents">Port type is not valid for required operation.</text:p>
          </table:table-cell>
        </table:table-row>
        <table:table-row>
          <table:table-cell table:style-name="error_5f_codes.A2" office:value-type="string">
            <text:p text:style-name="Table_20_Contents">MARTEL_DEVICE_TOO_LONG</text:p>
          </table:table-cell>
          <table:table-cell table:style-name="error_5f_codes.B2" office:value-type="string">
            <text:p text:style-name="Table_20_Contents">Device name is too long.</text:p>
          </table:table-cell>
        </table:table-row>
        <table:table-row>
          <table:table-cell table:style-name="error_5f_codes.A2" office:value-type="string">
            <text:p text:style-name="Table_20_Contents">MARTEL_INVALID_URI</text:p>
          </table:table-cell>
          <table:table-cell table:style-name="error_5f_codes.B2" office:value-type="string">
            <text:p text:style-name="Table_20_Contents">URI format is not valid.</text:p>
          </table:table-cell>
        </table:table-row>
        <table:table-row>
          <table:table-cell table:style-name="error_5f_codes.A2" office:value-type="string">
            <text:p text:style-name="Table_20_Contents">MARTEL_INVALID_BAUDRATE</text:p>
          </table:table-cell>
          <table:table-cell table:style-name="error_5f_codes.B2" office:value-type="string">
            <text:p text:style-name="Table_20_Contents">Required baudrate value is invalid (not in <text:span text:style-name="Code_20_source">martel_serial_baudrate_t</text:span>).</text:p>
          </table:table-cell>
        </table:table-row>
        <table:table-row>
          <table:table-cell table:style-name="error_5f_codes.A2" office:value-type="string">
            <text:p text:style-name="Table_20_Contents">MARTEL_INVALID_HANDSHAKE</text:p>
          </table:table-cell>
          <table:table-cell table:style-name="error_5f_codes.B2" office:value-type="string">
            <text:p text:style-name="Table_20_Contents">Required handshake mode is invalid (not in <text:span text:style-name="Code_20_source">martel_serial_handshake_t</text:span>).</text:p>
          </table:table-cell>
        </table:table-row>
        <table:table-row>
          <table:table-cell table:style-name="error_5f_codes.A2" office:value-type="string">
            <text:p text:style-name="Table_20_Contents">MARTEL_INVALID_TIMEOUT</text:p>
          </table:table-cell>
          <table:table-cell table:style-name="error_5f_codes.B2" office:value-type="string">
            <text:p text:style-name="Table_20_Contents">Required timeout value is invalid (probably negative).</text:p>
          </table:table-cell>
        </table:table-row>
        <table:table-row>
          <table:table-cell table:style-name="error_5f_codes.A2" office:value-type="string">
            <text:p text:style-name="Table_20_Contents">MARTEL_OPEN_FAILED</text:p>
          </table:table-cell>
          <table:table-cell table:style-name="error_5f_codes.B2" office:value-type="string">
            <text:p text:style-name="Table_20_Contents">Open operation failed.</text:p>
          </table:table-cell>
        </table:table-row>
        <table:table-row>
          <table:table-cell table:style-name="error_5f_codes.A2" office:value-type="string">
            <text:p text:style-name="Table_20_Contents">MARTEL_CLOSE_FAILED</text:p>
          </table:table-cell>
          <table:table-cell table:style-name="error_5f_codes.B2" office:value-type="string">
            <text:p text:style-name="Table_20_Contents">Close operation failed.</text:p>
          </table:table-cell>
        </table:table-row>
        <table:table-row>
          <table:table-cell table:style-name="error_5f_codes.A2" office:value-type="string">
            <text:p text:style-name="Table_20_Contents">MARTEL_WRITE_FAILED</text:p>
          </table:table-cell>
          <table:table-cell table:style-name="error_5f_codes.B2" office:value-type="string">
            <text:p text:style-name="Table_20_Contents">Write operation failed.</text:p>
          </table:table-cell>
        </table:table-row>
        <table:table-row>
          <table:table-cell table:style-name="error_5f_codes.A2" office:value-type="string">
            <text:p text:style-name="Table_20_Contents">MARTEL_WRITE_TIMEOUT</text:p>
          </table:table-cell>
          <table:table-cell table:style-name="error_5f_codes.B2" office:value-type="string">
            <text:p text:style-name="Table_20_Contents">Write operation timed out.</text:p>
          </table:table-cell>
        </table:table-row>
        <table:table-row>
          <table:table-cell table:style-name="error_5f_codes.A2" office:value-type="string">
            <text:p text:style-name="Table_20_Contents">MARTEL_READ_FAILED</text:p>
          </table:table-cell>
          <table:table-cell table:style-name="error_5f_codes.B2" office:value-type="string">
            <text:p text:style-name="Table_20_Contents">Read operation failed.</text:p>
          </table:table-cell>
        </table:table-row>
        <table:table-row>
          <table:table-cell table:style-name="error_5f_codes.A2" office:value-type="string">
            <text:p text:style-name="Table_20_Contents">MARTEL_READ_TIMEOUT</text:p>
          </table:table-cell>
          <table:table-cell table:style-name="error_5f_codes.B2" office:value-type="string">
            <text:p text:style-name="Table_20_Contents">Read operation timed out.</text:p>
          </table:table-cell>
        </table:table-row>
        <table:table-row>
          <table:table-cell table:style-name="error_5f_codes.A2" office:value-type="string">
            <text:p text:style-name="Table_20_Contents">MARTEL_SYNC_FAILED</text:p>
          </table:table-cell>
          <table:table-cell table:style-name="error_5f_codes.B2" office:value-type="string">
            <text:p text:style-name="Table_20_Contents">Synchronize operation failed.</text:p>
          </table:table-cell>
        </table:table-row>
        <table:table-row>
          <table:table-cell table:style-name="error_5f_codes.A2" office:value-type="string">
            <text:p text:style-name="Table_20_Contents">MARTEL_FLUSH_FAILED</text:p>
          </table:table-cell>
          <table:table-cell table:style-name="error_5f_codes.B2" office:value-type="string">
            <text:p text:style-name="Table_20_Contents">Flush operation failed.</text:p>
          </table:table-cell>
        </table:table-row>
        <table:table-row>
          <table:table-cell table:style-name="error_5f_codes.A2" office:value-type="string">
            <text:p text:style-name="Table_20_Contents">MARTEL_INVALID_STATUS</text:p>
          </table:table-cell>
          <table:table-cell table:style-name="error_5f_codes.B2" office:value-type="string">
            <text:p text:style-name="Table_20_Contents">Printer status data is not valid </text:p>
          </table:table-cell>
        </table:table-row>
        <table:table-row>
          <table:table-cell table:style-name="error_5f_codes.A2" office:value-type="string">
            <text:p text:style-name="Table_20_Contents">MARTEL_PORT_NOT_OPEN</text:p>
          </table:table-cell>
          <table:table-cell table:style-name="error_5f_codes.B2" office:value-type="string">
            <text:p text:style-name="Table_20_Contents">Port is not open and operation requires it to be open.</text:p>
          </table:table-cell>
        </table:table-row>
        <table:table-row>
          <table:table-cell table:style-name="error_5f_codes.A2" office:value-type="string">
            <text:p text:style-name="Table_20_Contents">MARTEL_PORT_ALREADY_OPEN</text:p>
          </table:table-cell>
          <table:table-cell table:style-name="error_5f_codes.B2" office:value-type="string">
            <text:p text:style-name="Table_20_Contents">Port is already open.</text:p>
          </table:table-cell>
        </table:table-row>
        <table:table-row>
          <table:table-cell table:style-name="error_5f_codes.A2" office:value-type="string">
            <text:p text:style-name="Table_20_Contents">MARTEL_INVALID_PARALLEL_MODE</text:p>
          </table:table-cell>
          <table:table-cell table:style-name="error_5f_codes.B2" office:value-type="string">
            <text:p text:style-name="Table_20_Contents">Parallel write mode is not valid (not in <text:span text:style-name="Code_20_source">martel_parallel_mode_t</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63cm" fo:margin-right="0cm" fo:text-indent="0cm" style:auto-text-indent="fals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27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91cm" fo:margin-right="0cm" fo:text-indent="0cm"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0cm" fo:border="none" style:shadow="none" text:number-lines="false" text:line-number="0">
        <style:tab-stops>
          <style:tab-stop style:position="8.498cm" style:type="center"/>
          <style:tab-stop style:position="16.999cm" style:type="right"/>
        </style:tab-stops>
      </style:paragraph-properties>
      <style:text-properties style:font-name="Arial1" fo:font-size="16pt" fo:font-weight="bold"/>
    </style:style>
    <style:style style:name="Footer" style:family="paragraph" style:parent-style-name="Standard" style:class="extra">
      <style:paragraph-properties style:shadow="none" text:number-lines="false" text:line-number="0">
        <style:tab-stops>
          <style:tab-stop style:position="9.5cm"/>
          <style:tab-stop style:position="17cm"/>
        </style:tab-stops>
      </style:paragraph-properties>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small-cap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pyright" style:family="paragraph" style:parent-style-name="Text_20_body" style:next-style-name="Text_20_body" style:class="text">
      <style:paragraph-properties fo:text-align="center" style:justify-single-word="false"/>
      <style:text-properties fo:font-size="10pt"/>
    </style:style>
    <style:style style:name="Code_20_source" style:display-name="Code source" style:family="paragraph" style:parent-style-name="Preformatted_20_Text" style:next-style-name="Text_20_body" style:class="text">
      <style:paragraph-properties fo:margin-left="0.499cm" fo:margin-right="0.499cm" fo:text-indent="0cm" style:auto-text-indent="false" fo:background-color="#e6e6e6">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Code_20_source" style:display-name="Code source" style:family="text" style:parent-style-name="Teletype">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101cm" fo:margin-bottom="0cm"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fo:padding="0cm" fo:border-left="none" fo:border-right="none" fo:border-top="none" fo:border-bottom="0.002cm solid #000000" style:shadow="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199cm" fo:margin-right="0cm" fo:margin-top="0cm" fo:margin-bottom="0cm" style:vertical-pos="top" style:vertical-rel="paragraph-content" style:horizontal-pos="left" style:horizontal-rel="paragraph" fo:background-color="transparent" style:background-transparency="100%" fo:padding="0cm" fo:border="none" style:shadow="none">
        <style:background-image/>
        <style:columns fo:column-count="0" fo:column-gap="0cm"/>
      </style:graphic-properties>
    </style:style>
    <style:style style:name="fr4" style:family="graphic" style:parent-style-name="Frame">
      <style:graphic-properties fo:margin-left="0cm" fo:margin-right="0cm" fo:margin-top="0cm" fo:margin-bottom="0cm"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fo:margin-left="0cm" fo:margin-right="0.199cm" fo:margin-top="0cm" fo:margin-bottom="0cm" style:vertical-pos="top" style:vertical-rel="paragraph-content" style:horizontal-pos="right" style:horizontal-rel="paragraph" fo:padding="0cm" fo:border="none" style:shadow="none"/>
    </style:style>
    <style:page-layout style:name="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48cm" fo:margin-left="0cm" fo:margin-right="0cm" fo:margin-bottom="0cm" fo:border="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Cadre14" text:anchor-type="paragraph" svg:x="2.138cm" svg:y="0.298cm" svg:width="16.859cm" svg:height="0.908cm" draw:z-index="11"><draw:text-box><text:p text:style-name="Header">MARTEL INSTRUMENTS LTD</text:p></draw:text-box></draw:frame><draw:frame draw:style-name="fr2" draw:name="graphics1" text:anchor-type="paragraph" svg:width="16.859cm" svg:height="7.265cm" draw:z-index="59"><draw:image xlink:href="Pictures/10000000000001DE000000CEF0D14FD9.png" xlink:type="simple" xlink:show="embed" xlink:actuate="onLoad"/></draw:frame></text:p>
      </style:header>
      <style:footer>
        <text:p text:style-name="P1"><draw:frame draw:style-name="fr3" draw:name="Cadre15" text:anchor-type="paragraph" svg:width="6.761cm" draw:z-index="23"><draw:text-box fo:min-height="0.487cm"><text:p text:style-name="Footer"><text:file-name text:display="name-and-extension">driver_libmartel.odt</text:file-name></text:p></draw:text-box></draw:frame><draw:frame draw:style-name="fr4" draw:name="Cadre16" text:anchor-type="paragraph" svg:width="2cm" draw:z-index="35"><draw:text-box fo:min-height="0.49cm"><text:p text:style-name="P2">Rev. A</text:p></draw:text-box></draw:frame><draw:frame draw:style-name="fr5" draw:name="Cadre17" text:anchor-type="paragraph" svg:width="2cm" draw:z-index="47"><draw:text-box fo:min-height="0.49cm"><text:p text:style-name="P3"><text:page-number text:select-page="current">11</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3-06T18:59:47</meta:creation-date>
    <dc:creator>chris</dc:creator>
    <dc:date>2006-08-01T10:53:26</dc:date>
    <meta:editing-cycles>51</meta:editing-cycles>
    <meta:editing-duration>PT7H32M36S</meta:editing-duration>
    <meta:user-defined meta:name="Info 1"/>
    <meta:user-defined meta:name="Info 2"/>
    <meta:user-defined meta:name="Info 3"/>
    <meta:user-defined meta:name="Info 4"/>
    <meta:document-statistic meta:table-count="3" meta:image-count="1" meta:object-count="0" meta:page-count="12" meta:paragraph-count="248" meta:word-count="2034" meta:character-count="12499"/>
  </office:meta>
</office:document-meta>
</file>